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0/Configurations2/" manifest:media-type="application/vnd.sun.xml.ui.configuration"/>
  <manifest:file-entry manifest:full-path="Object 10/manifest.rdf" manifest:media-type="application/rdf+xml"/>
  <manifest:file-entry manifest:full-path="Object 10/settings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version="1.2" manifest:media-type="application/vnd.oasis.opendocument.text"/>
  <manifest:file-entry manifest:full-path="Object 12/Configurations2/" manifest:media-type="application/vnd.sun.xml.ui.configuration"/>
  <manifest:file-entry manifest:full-path="Object 12/manifest.rdf" manifest:media-type="application/rdf+xml"/>
  <manifest:file-entry manifest:full-path="Object 12/settings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version="1.2" manifest:media-type="application/vnd.oasis.opendocument.text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meta.xml" manifest:media-type="text/xml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text"/>
  <manifest:file-entry manifest:full-path="Configurations2/" manifest:media-type="application/vnd.sun.xml.ui.configuration"/>
  <manifest:file-entry manifest:full-path="Object 14/Configurations2/" manifest:media-type="application/vnd.sun.xml.ui.configuration"/>
  <manifest:file-entry manifest:full-path="Object 14/manifest.rdf" manifest:media-type="application/rdf+xml"/>
  <manifest:file-entry manifest:full-path="Object 14/settings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version="1.2" manifest:media-type="application/vnd.oasis.opendocument.text"/>
  <manifest:file-entry manifest:full-path="Object 15/Configurations2/" manifest:media-type="application/vnd.sun.xml.ui.configuration"/>
  <manifest:file-entry manifest:full-path="Object 15/manifest.rdf" manifest:media-type="application/rdf+xml"/>
  <manifest:file-entry manifest:full-path="Object 15/settings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version="1.2" manifest:media-type="application/vnd.oasis.opendocument.text"/>
  <manifest:file-entry manifest:full-path="Object 18/Configurations2/" manifest:media-type="application/vnd.sun.xml.ui.configuration"/>
  <manifest:file-entry manifest:full-path="Object 18/manifest.rdf" manifest:media-type="application/rdf+xml"/>
  <manifest:file-entry manifest:full-path="Object 18/settings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version="1.2" manifest:media-type="application/vnd.oasis.opendocument.text"/>
  <manifest:file-entry manifest:full-path="Object 20/Configurations2/" manifest:media-type="application/vnd.sun.xml.ui.configuration"/>
  <manifest:file-entry manifest:full-path="Object 20/manifest.rdf" manifest:media-type="application/rdf+xml"/>
  <manifest:file-entry manifest:full-path="Object 20/settings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version="1.2" manifest:media-type="application/vnd.oasis.opendocument.text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styles.xml" manifest:media-type="text/xml"/>
  <manifest:file-entry manifest:full-path="Object 17/manifest.rdf" manifest:media-type="application/rdf+xml"/>
  <manifest:file-entry manifest:full-path="Object 17/content.xml" manifest:media-type="text/xml"/>
  <manifest:file-entry manifest:full-path="Object 17/" manifest:version="1.2" manifest:media-type="application/vnd.oasis.opendocument.text"/>
  <manifest:file-entry manifest:full-path="Object 7/Configurations2/" manifest:media-type="application/vnd.sun.xml.ui.configuration"/>
  <manifest:file-entry manifest:full-path="Object 7/manifest.rdf" manifest:media-type="application/rdf+xml"/>
  <manifest:file-entry manifest:full-path="Object 7/settings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version="1.2" manifest:media-type="application/vnd.oasis.opendocument.text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" manifest:version="1.2" manifest:media-type="application/vnd.oasis.opendocument.text"/>
  <manifest:file-entry manifest:full-path="Object 13/Configurations2/" manifest:media-type="application/vnd.sun.xml.ui.configuration"/>
  <manifest:file-entry manifest:full-path="Object 13/manifest.rdf" manifest:media-type="application/rdf+xml"/>
  <manifest:file-entry manifest:full-path="Object 13/settings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version="1.2" manifest:media-type="application/vnd.oasis.opendocument.text"/>
  <manifest:file-entry manifest:full-path="Object 16/Configurations2/" manifest:media-type="application/vnd.sun.xml.ui.configuration"/>
  <manifest:file-entry manifest:full-path="Object 16/manifest.rdf" manifest:media-type="application/rdf+xml"/>
  <manifest:file-entry manifest:full-path="Object 16/settings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9/Configurations2/" manifest:media-type="application/vnd.sun.xml.ui.configuration"/>
  <manifest:file-entry manifest:full-path="Object 9/manifest.rdf" manifest:media-type="application/rdf+xml"/>
  <manifest:file-entry manifest:full-path="Object 9/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version="1.2" manifest:media-type="application/vnd.oasis.opendocument.text"/>
  <manifest:file-entry manifest:full-path="Object 8/styles.xml" manifest:media-type="text/xml"/>
  <manifest:file-entry manifest:full-path="Object 8/settings.xml" manifest:media-type="text/xml"/>
  <manifest:file-entry manifest:full-path="Object 8/manifest.rdf" manifest:media-type="application/rdf+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text"/>
  <manifest:file-entry manifest:full-path="Object 6/Configurations2/" manifest:media-type="application/vnd.sun.xml.ui.configuration"/>
  <manifest:file-entry manifest:full-path="Object 6/manifest.rdf" manifest:media-type="application/rdf+xml"/>
  <manifest:file-entry manifest:full-path="Object 6/settings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version="1.2" manifest:media-type="application/vnd.oasis.opendocument.text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manifest.rdf" manifest:media-type="application/rdf+xml"/>
  <manifest:file-entry manifest:full-path="Object 5/styles.xml" manifest:media-type="text/xml"/>
  <manifest:file-entry manifest:full-path="Object 5/" manifest:version="1.2" manifest:media-type="application/vnd.oasis.opendocument.text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manifest.rdf" manifest:media-type="application/rdf+xml"/>
  <manifest:file-entry manifest:full-path="Object 4/styles.xml" manifest:media-type="text/xml"/>
  <manifest:file-entry manifest:full-path="Object 4/settings.xml" manifest:media-type="text/xml"/>
  <manifest:file-entry manifest:full-path="Object 4/" manifest:version="1.2" manifest:media-type="application/vnd.oasis.opendocument.text"/>
  <manifest:file-entry manifest:full-path="Object 24/Configurations2/" manifest:media-type="application/vnd.sun.xml.ui.configuration"/>
  <manifest:file-entry manifest:full-path="Object 24/manifest.rdf" manifest:media-type="application/rdf+xml"/>
  <manifest:file-entry manifest:full-path="Object 24/settings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version="1.2" manifest:media-type="application/vnd.oasis.opendocument.text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manifest.rdf" manifest:media-type="application/rdf+xml"/>
  <manifest:file-entry manifest:full-path="Object 11/content.xml" manifest:media-type="text/xml"/>
  <manifest:file-entry manifest:full-path="Object 11/styles.xml" manifest:media-type="text/xml"/>
  <manifest:file-entry manifest:full-path="Object 11/" manifest:version="1.2" manifest:media-type="application/vnd.oasis.opendocument.text"/>
  <manifest:file-entry manifest:full-path="Object 19/Configurations2/" manifest:media-type="application/vnd.sun.xml.ui.configuration"/>
  <manifest:file-entry manifest:full-path="Object 19/manifest.rdf" manifest:media-type="application/rdf+xml"/>
  <manifest:file-entry manifest:full-path="Object 19/settings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version="1.2" manifest:media-type="application/vnd.oasis.opendocument.text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text"/>
  <manifest:file-entry manifest:full-path="Object 21/Configurations2/" manifest:media-type="application/vnd.sun.xml.ui.configuration"/>
  <manifest:file-entry manifest:full-path="Object 21/manifest.rdf" manifest:media-type="application/rdf+xml"/>
  <manifest:file-entry manifest:full-path="Object 21/settings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version="1.2" manifest:media-type="application/vnd.oasis.opendocument.text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369a3" draw:marker-start-width="0.35cm" draw:marker-end-width="0.35cm" draw:fill="solid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color="#ff0000" draw:fill-color="#f10d0c" draw:textarea-horizontal-align="justify" draw:textarea-vertical-align="middle" draw:auto-grow-height="false" fo:min-height="0.058cm" fo:min-width="0cm"/>
    </style:style>
    <style:style style:name="gr3" style:family="graphic" style:parent-style-name="Object_20_with_20_no_20_fill_20_and_20_no_20_line">
      <style:graphic-properties svg:stroke-color="#0369a3" draw:textarea-horizontal-align="center" draw:textarea-vertical-align="middle" draw:ole-draw-aspect="1"/>
    </style:style>
    <style:style style:name="gr4" style:family="graphic" style:parent-style-name="Object_20_with_20_no_20_fill_20_and_20_no_20_line">
      <style:graphic-properties svg:stroke-color="#3465a4" draw:textarea-horizontal-align="center" draw:textarea-vertical-align="middle" draw:ole-draw-aspect="1"/>
    </style:style>
    <style:style style:name="gr5" style:family="graphic" style:parent-style-name="objectwithoutfill">
      <style:graphic-properties svg:stroke-width="0.12cm" svg:stroke-color="#000000" draw:marker-start-width="0.38cm" draw:marker-end-width="0.38cm" draw:fill="none" draw:textarea-vertical-align="middle" fo:padding-top="0.185cm" fo:padding-bottom="0.185cm" fo:padding-left="0.31cm" fo:padding-right="0.31cm"/>
    </style:style>
    <style:style style:name="gr6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color="#ff0000" draw:fill-color="#f10d0c" draw:textarea-horizontal-align="justify" draw:textarea-vertical-align="middle" draw:auto-grow-height="false" fo:min-height="0.057cm" fo:min-width="0cm"/>
    </style:style>
    <style:style style:name="gr8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0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color="#0369a3" draw:fill-color="#aadcf7" draw:textarea-horizontal-align="justify" draw:textarea-vertical-align="middle" draw:auto-grow-height="false" fo:min-height="0.743cm" fo:min-width="1.151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f10d0c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aadcf7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6.6cm" svg:y1="8.419cm" svg:x2="3.9cm" svg:y2="8.419cm">
          <text:p/>
        </draw:line>
        <draw:custom-shape draw:style-name="gr2" draw:text-style-name="P2" draw:layer="layout" svg:width="0.36cm" svg:height="0.434cm" svg:x="3.7cm" svg:y="1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429cm" svg:height="1.768cm" svg:x="2.871cm" svg:y="11.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3.062cm" svg:height="11.557cm" svg:x="1.438cm" svg:y="5.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5" draw:text-style-name="P4" draw:layer="layout" svg:x1="6.991cm" svg:y1="7.747cm" svg:x2="7.005cm" svg:y2="9.02cm">
          <text:p/>
        </draw:line>
        <draw:line draw:style-name="gr6" draw:text-style-name="P5" draw:layer="layout" svg:x1="6.399cm" svg:y1="8.426cm" svg:x2="7.006cm" svg:y2="8.417cm">
          <text:p/>
        </draw:line>
        <draw:line draw:style-name="gr6" draw:text-style-name="P5" draw:layer="layout" svg:x1="7.9cm" svg:y1="8.419cm" svg:x2="8.7cm" svg:y2="8.419cm">
          <text:p/>
        </draw:line>
        <draw:line draw:style-name="gr5" draw:text-style-name="P4" draw:layer="layout" svg:x1="7.831cm" svg:y1="7.737cm" svg:x2="7.845cm" svg:y2="9.01cm">
          <text:p/>
        </draw:line>
        <draw:custom-shape draw:style-name="gr7" draw:text-style-name="P2" draw:layer="layout" svg:width="0.361cm" svg:height="0.433cm" svg:x="3.7cm" svg:y="8.2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686cm" svg:height="2.168cm" svg:x="5.6cm" svg:y="6.73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8" draw:text-style-name="P4" draw:layer="layout" svg:x1="17.784cm" svg:y1="17.067cm" svg:x2="16.1cm" svg:y2="17.067cm">
          <text:p/>
        </draw:line>
        <draw:line draw:style-name="gr8" draw:text-style-name="P4" draw:layer="layout" svg:x1="17.591cm" svg:y1="17.374cm" svg:x2="16.307cm" svg:y2="17.382cm">
          <text:p/>
        </draw:line>
        <draw:line draw:style-name="gr8" draw:text-style-name="P4" draw:layer="layout" svg:x1="17.305cm" svg:y1="17.696cm" svg:x2="16.58cm" svg:y2="17.7cm">
          <text:p/>
        </draw:line>
        <draw:frame draw:style-name="gr9" draw:text-style-name="P3" draw:layer="layout" svg:width="4.3cm" svg:height="2.205cm" svg:x="15.2cm" svg:y="17.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style-name="gr6" draw:text-style-name="P5" draw:layer="layout" svg:x1="16.985cm" svg:y1="16.267cm" svg:x2="16.985cm" svg:y2="17.067cm">
          <text:p/>
        </draw:line>
        <draw:line draw:style-name="gr1" draw:text-style-name="P1" draw:layer="layout" svg:x1="27.5cm" svg:y1="16.3cm" svg:x2="4.145cm" svg:y2="16.219cm">
          <text:p/>
        </draw:line>
        <draw:line draw:style-name="gr10" draw:text-style-name="P5" draw:layer="layout" svg:x1="8.688cm" svg:y1="11.676cm" svg:x2="9.123cm" svg:y2="11.791cm">
          <text:p/>
        </draw:line>
        <draw:line draw:style-name="gr10" draw:text-style-name="P5" draw:layer="layout" svg:x1="8.299cm" svg:y1="12.198cm" svg:x2="9.124cm" svg:y2="11.791cm">
          <text:p/>
        </draw:line>
        <draw:line draw:style-name="gr10" draw:text-style-name="P5" draw:layer="layout" svg:x1="8.307cm" svg:y1="12.837cm" svg:x2="9.193cm" svg:y2="13.085cm">
          <text:p/>
        </draw:line>
        <draw:line draw:style-name="gr10" draw:text-style-name="P5" draw:layer="layout" svg:x1="8.274cm" svg:y1="12.181cm" svg:x2="9.16cm" svg:y2="12.429cm">
          <text:p/>
        </draw:line>
        <draw:line draw:style-name="gr10" draw:text-style-name="P5" draw:layer="layout" svg:x1="8.315cm" svg:y1="12.853cm" svg:x2="9.14cm" svg:y2="12.446cm">
          <text:p/>
        </draw:line>
        <draw:line draw:style-name="gr10" draw:text-style-name="P5" draw:layer="layout" svg:x1="8.375cm" svg:y1="13.497cm" svg:x2="9.2cm" svg:y2="13.09cm">
          <text:p/>
        </draw:line>
        <draw:line draw:style-name="gr10" draw:text-style-name="P5" draw:layer="layout" svg:x1="8.416cm" svg:y1="13.485cm" svg:x2="8.851cm" svg:y2="13.6cm">
          <text:p/>
        </draw:line>
        <draw:line draw:style-name="gr1" draw:text-style-name="P1" draw:layer="layout" svg:x1="13.5cm" svg:y1="8.4cm" svg:x2="9.9cm" svg:y2="8.419cm">
          <text:p/>
        </draw:line>
        <draw:custom-shape draw:style-name="gr11" draw:text-style-name="P6" draw:layer="layout" svg:width="3.301cm" svg:height="2.978cm" draw:transform="rotate (-1.56416407563732) translate (16.478cm 7.69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3" draw:layer="layout" svg:width="2.803cm" svg:height="3.413cm" svg:x="12.5cm" svg:y="7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1" draw:text-style-name="P1" draw:layer="layout" svg:x1="12.9cm" svg:y1="12.3cm" svg:x2="12.9cm" svg:y2="10.5cm">
          <text:p/>
        </draw:line>
        <draw:line draw:style-name="gr1" draw:text-style-name="P1" draw:layer="layout" svg:x1="13.6cm" svg:y1="10.501cm" svg:x2="12.9cm" svg:y2="10.5cm">
          <text:p/>
        </draw:line>
        <draw:line draw:style-name="gr10" draw:text-style-name="P5" draw:layer="layout" svg:x1="12.914cm" svg:y1="12.276cm" svg:x2="13.349cm" svg:y2="12.391cm">
          <text:p/>
        </draw:line>
        <draw:line draw:style-name="gr10" draw:text-style-name="P5" draw:layer="layout" svg:x1="12.525cm" svg:y1="12.798cm" svg:x2="13.35cm" svg:y2="12.391cm">
          <text:p/>
        </draw:line>
        <draw:line draw:style-name="gr10" draw:text-style-name="P5" draw:layer="layout" svg:x1="12.533cm" svg:y1="13.437cm" svg:x2="13.419cm" svg:y2="13.685cm">
          <text:p/>
        </draw:line>
        <draw:line draw:style-name="gr10" draw:text-style-name="P5" draw:layer="layout" svg:x1="12.5cm" svg:y1="12.781cm" svg:x2="13.386cm" svg:y2="13.029cm">
          <text:p/>
        </draw:line>
        <draw:line draw:style-name="gr10" draw:text-style-name="P5" draw:layer="layout" svg:x1="12.541cm" svg:y1="13.453cm" svg:x2="13.366cm" svg:y2="13.046cm">
          <text:p/>
        </draw:line>
        <draw:line draw:style-name="gr10" draw:text-style-name="P5" draw:layer="layout" svg:x1="12.601cm" svg:y1="14.097cm" svg:x2="13.426cm" svg:y2="13.69cm">
          <text:p/>
        </draw:line>
        <draw:line draw:style-name="gr10" draw:text-style-name="P5" draw:layer="layout" svg:x1="12.642cm" svg:y1="14.085cm" svg:x2="13.077cm" svg:y2="14.2cm">
          <text:p/>
        </draw:line>
        <draw:line draw:style-name="gr10" draw:text-style-name="P5" draw:layer="layout" svg:x1="17.326cm" svg:y1="11.515cm" svg:x2="17.199cm" svg:y2="11.947cm">
          <text:p/>
        </draw:line>
        <draw:line draw:style-name="gr10" draw:text-style-name="P5" draw:layer="layout" svg:x1="16.815cm" svg:y1="11.112cm" svg:x2="17.2cm" svg:y2="11.948cm">
          <text:p/>
        </draw:line>
        <draw:line draw:style-name="gr10" draw:text-style-name="P5" draw:layer="layout" svg:x1="16.176cm" svg:y1="11.103cm" svg:x2="15.904cm" svg:y2="11.982cm">
          <text:p/>
        </draw:line>
        <draw:line draw:style-name="gr10" draw:text-style-name="P5" draw:layer="layout" svg:x1="16.833cm" svg:y1="11.087cm" svg:x2="16.561cm" svg:y2="11.966cm">
          <text:p/>
        </draw:line>
        <draw:line draw:style-name="gr10" draw:text-style-name="P5" draw:layer="layout" svg:x1="16.159cm" svg:y1="11.11cm" svg:x2="16.544cm" svg:y2="11.946cm">
          <text:p/>
        </draw:line>
        <draw:line draw:style-name="gr10" draw:text-style-name="P5" draw:layer="layout" svg:x1="15.514cm" svg:y1="11.153cm" svg:x2="15.899cm" svg:y2="11.989cm">
          <text:p/>
        </draw:line>
        <draw:line draw:style-name="gr10" draw:text-style-name="P5" draw:layer="layout" svg:x1="15.525cm" svg:y1="11.194cm" svg:x2="15.398cm" svg:y2="11.626cm">
          <text:p/>
        </draw:line>
        <draw:line draw:style-name="gr1" draw:text-style-name="P1" draw:layer="layout" svg:x1="15.4cm" svg:y1="11.6cm" svg:x2="12.9cm" svg:y2="11.601cm">
          <text:p/>
        </draw:line>
        <draw:line draw:style-name="gr1" draw:text-style-name="P1" draw:layer="layout" svg:x1="18.3cm" svg:y1="11.5cm" svg:x2="18.3cm" svg:y2="9.3cm">
          <text:p/>
        </draw:line>
        <draw:line draw:style-name="gr1" draw:text-style-name="P1" draw:layer="layout" svg:x1="20.3cm" svg:y1="9.3cm" svg:x2="16.4cm" svg:y2="9.302cm">
          <text:p/>
        </draw:line>
        <draw:line draw:style-name="gr1" draw:text-style-name="P1" draw:layer="layout" svg:x1="18.3cm" svg:y1="11.5cm" svg:x2="17.3cm" svg:y2="11.502cm">
          <text:p/>
        </draw:line>
        <draw:line draw:style-name="gr1" draw:text-style-name="P1" draw:layer="layout" svg:x1="24.5cm" svg:y1="10cm" svg:x2="24.484cm" svg:y2="9.278cm">
          <text:p/>
        </draw:line>
        <draw:line draw:style-name="gr5" draw:text-style-name="P4" draw:layer="layout" svg:x1="25.055cm" svg:y1="10.569cm" svg:x2="23.782cm" svg:y2="10.583cm">
          <text:p/>
        </draw:line>
        <draw:line draw:style-name="gr6" draw:text-style-name="P5" draw:layer="layout" svg:x1="24.476cm" svg:y1="9.977cm" svg:x2="24.485cm" svg:y2="10.584cm">
          <text:p/>
        </draw:line>
        <draw:line draw:style-name="gr6" draw:text-style-name="P5" draw:layer="layout" svg:x1="24.482cm" svg:y1="11.478cm" svg:x2="24.482cm" svg:y2="12.278cm">
          <text:p/>
        </draw:line>
        <draw:line draw:style-name="gr5" draw:text-style-name="P4" draw:layer="layout" svg:x1="25.064cm" svg:y1="11.409cm" svg:x2="23.791cm" svg:y2="11.423cm">
          <text:p/>
        </draw:line>
        <draw:custom-shape draw:style-name="gr7" draw:text-style-name="P2" draw:layer="layout" svg:width="0.361cm" svg:height="0.433cm" draw:transform="rotate (-1.57114539264529) translate (18.485cm 9.0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7.4cm" svg:y1="9.3cm" svg:x2="24.5cm" svg:y2="9.302cm">
          <text:p/>
        </draw:line>
        <draw:frame draw:style-name="gr4" draw:text-style-name="P3" draw:layer="layout" svg:width="3.062cm" svg:height="11.557cm" svg:x="26.3cm" svg:y="5.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7" draw:text-style-name="P2" draw:layer="layout" svg:width="0.361cm" svg:height="0.433cm" svg:x="12.8cm" svg:y="11.4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61cm" svg:height="0.433cm" svg:x="27.3cm" svg:y="9.1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429cm" svg:height="1.768cm" svg:x="27.771cm" svg:y="12.23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3" draw:layer="layout" svg:width="3.686cm" svg:height="2.168cm" svg:x="23.9cm" svg:y="10.43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3" draw:layer="layout" svg:width="3.686cm" svg:height="2.168cm" svg:x="19.314cm" svg:y="11.93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3" draw:layer="layout" svg:width="3.686cm" svg:height="2.168cm" svg:x="14.514cm" svg:y="11.93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3" draw:layer="layout" svg:width="3.686cm" svg:height="2.168cm" svg:x="12cm" svg:y="12.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3" draw:layer="layout" svg:width="3.686cm" svg:height="2.168cm" svg:x="5.714cm" svg:y="12.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style-name="gr10" draw:text-style-name="P5" draw:layer="layout" svg:x1="22.126cm" svg:y1="9.315cm" svg:x2="21.999cm" svg:y2="9.747cm">
          <text:p/>
        </draw:line>
        <draw:line draw:style-name="gr10" draw:text-style-name="P5" draw:layer="layout" svg:x1="21.615cm" svg:y1="8.912cm" svg:x2="22cm" svg:y2="9.748cm">
          <text:p/>
        </draw:line>
        <draw:line draw:style-name="gr10" draw:text-style-name="P5" draw:layer="layout" svg:x1="20.976cm" svg:y1="8.903cm" svg:x2="20.704cm" svg:y2="9.782cm">
          <text:p/>
        </draw:line>
        <draw:line draw:style-name="gr10" draw:text-style-name="P5" draw:layer="layout" svg:x1="21.633cm" svg:y1="8.887cm" svg:x2="21.361cm" svg:y2="9.766cm">
          <text:p/>
        </draw:line>
        <draw:line draw:style-name="gr10" draw:text-style-name="P5" draw:layer="layout" svg:x1="20.959cm" svg:y1="8.91cm" svg:x2="21.344cm" svg:y2="9.746cm">
          <text:p/>
        </draw:line>
        <draw:line draw:style-name="gr10" draw:text-style-name="P5" draw:layer="layout" svg:x1="20.314cm" svg:y1="8.953cm" svg:x2="20.699cm" svg:y2="9.789cm">
          <text:p/>
        </draw:line>
        <draw:line draw:style-name="gr10" draw:text-style-name="P5" draw:layer="layout" svg:x1="20.325cm" svg:y1="8.994cm" svg:x2="20.198cm" svg:y2="9.426cm">
          <text:p/>
        </draw:line>
        <draw:line draw:style-name="gr1" draw:text-style-name="P1" draw:layer="layout" svg:x1="24.7cm" svg:y1="9.3cm" svg:x2="22.1cm" svg:y2="9.302cm">
          <text:p/>
        </draw:line>
        <draw:custom-shape draw:style-name="gr7" draw:text-style-name="P2" draw:layer="layout" svg:width="0.361cm" svg:height="0.433cm" svg:x="27.4cm" svg:y="16.1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5cm" svg:y1="11.4cm" svg:x2="19.5cm" svg:y2="9.3cm">
          <text:p/>
        </draw:line>
        <draw:line draw:style-name="gr1" draw:text-style-name="P1" draw:layer="layout" svg:x1="23cm" svg:y1="11.4cm" svg:x2="23cm" svg:y2="9.3cm">
          <text:p/>
        </draw:line>
        <draw:line draw:style-name="gr1" draw:text-style-name="P1" draw:layer="layout" svg:x1="23cm" svg:y1="11.4cm" svg:x2="22.2cm" svg:y2="11.4cm">
          <text:p/>
        </draw:line>
        <draw:line draw:style-name="gr1" draw:text-style-name="P1" draw:layer="layout" svg:x1="20.1cm" svg:y1="11.4cm" svg:x2="19.5cm" svg:y2="11.4cm">
          <text:p/>
        </draw:line>
        <draw:frame draw:style-name="gr3" draw:text-style-name="P3" draw:layer="layout" svg:width="3.686cm" svg:height="2.168cm" svg:x="25cm" svg:y="8.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3" draw:layer="layout" svg:width="3.686cm" svg:height="2.168cm" svg:x="15.9cm" svg:y="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" draw:text-style-name="P3" draw:layer="layout" svg:width="3.686cm" svg:height="2.168cm" svg:x="2.614cm" svg:y="16.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" draw:text-style-name="P3" draw:layer="layout" svg:width="3.686cm" svg:height="2.168cm" svg:x="25.914cm" svg:y="16.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3" draw:layer="layout" svg:width="3.686cm" svg:height="2.168cm" svg:x="8.1cm" svg:y="7.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" draw:text-style-name="P3" draw:layer="layout" svg:width="3.686cm" svg:height="2.168cm" svg:x="12cm" svg:y="11.63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line draw:style-name="gr1" draw:text-style-name="P1" draw:layer="layout" svg:x1="9.8cm" svg:y1="10.8cm" svg:x2="9.8cm" svg:y2="8.5cm">
          <text:p/>
        </draw:line>
        <draw:line draw:style-name="gr1" draw:text-style-name="P1" draw:layer="layout" svg:x1="24.5cm" svg:y1="16.4cm" svg:x2="24.5cm" svg:y2="14.5cm">
          <text:p/>
        </draw:line>
        <draw:line draw:style-name="gr1" draw:text-style-name="P1" draw:layer="layout" svg:x1="9.8cm" svg:y1="16.2cm" svg:x2="9.8cm" svg:y2="14.9cm">
          <text:p/>
        </draw:line>
        <draw:line draw:style-name="gr1" draw:text-style-name="P1" draw:layer="layout" svg:x1="13cm" svg:y1="16.3cm" svg:x2="13cm" svg:y2="14.2cm">
          <text:p/>
        </draw:line>
        <draw:line draw:style-name="gr10" draw:text-style-name="P5" draw:layer="layout" svg:x1="10.888cm" svg:y1="11.676cm" svg:x2="11.323cm" svg:y2="11.791cm">
          <text:p/>
        </draw:line>
        <draw:line draw:style-name="gr10" draw:text-style-name="P5" draw:layer="layout" svg:x1="10.499cm" svg:y1="12.198cm" svg:x2="11.324cm" svg:y2="11.791cm">
          <text:p/>
        </draw:line>
        <draw:line draw:style-name="gr10" draw:text-style-name="P5" draw:layer="layout" svg:x1="10.507cm" svg:y1="12.837cm" svg:x2="11.393cm" svg:y2="13.085cm">
          <text:p/>
        </draw:line>
        <draw:line draw:style-name="gr10" draw:text-style-name="P5" draw:layer="layout" svg:x1="10.474cm" svg:y1="12.181cm" svg:x2="11.36cm" svg:y2="12.429cm">
          <text:p/>
        </draw:line>
        <draw:line draw:style-name="gr10" draw:text-style-name="P5" draw:layer="layout" svg:x1="10.515cm" svg:y1="12.853cm" svg:x2="11.34cm" svg:y2="12.446cm">
          <text:p/>
        </draw:line>
        <draw:line draw:style-name="gr10" draw:text-style-name="P5" draw:layer="layout" svg:x1="10.575cm" svg:y1="13.497cm" svg:x2="11.4cm" svg:y2="13.09cm">
          <text:p/>
        </draw:line>
        <draw:line draw:style-name="gr10" draw:text-style-name="P5" draw:layer="layout" svg:x1="10.616cm" svg:y1="13.485cm" svg:x2="11.051cm" svg:y2="13.6cm">
          <text:p/>
        </draw:line>
        <draw:line draw:style-name="gr1" draw:text-style-name="P1" draw:layer="layout" svg:x1="11cm" svg:y1="10.8cm" svg:x2="8.7cm" svg:y2="10.801cm">
          <text:p/>
        </draw:line>
        <draw:line draw:style-name="gr1" draw:text-style-name="P1" draw:layer="layout" svg:x1="11.1cm" svg:y1="14.9cm" svg:x2="8.7cm" svg:y2="14.902cm">
          <text:p/>
        </draw:line>
        <draw:custom-shape draw:style-name="gr7" draw:text-style-name="P2" draw:layer="layout" svg:width="0.361cm" svg:height="0.433cm" svg:x="9.6cm" svg:y="14.7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686cm" svg:height="2.168cm" svg:x="2.314cm" svg:y="7.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3" draw:text-style-name="P3" draw:layer="layout" svg:width="3.686cm" svg:height="2.168cm" svg:x="8.1cm" svg:y="12.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3" draw:text-style-name="P3" draw:layer="layout" svg:width="3.686cm" svg:height="2.168cm" svg:x="19.114cm" svg:y="7.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1" draw:text-style-name="P1" draw:layer="layout" svg:x1="11.1cm" svg:y1="14.9cm" svg:x2="11.1cm" svg:y2="13.6cm">
          <text:p/>
        </draw:line>
        <draw:line draw:style-name="gr1" draw:text-style-name="P1" draw:layer="layout" svg:x1="8.7cm" svg:y1="14.9cm" svg:x2="8.7cm" svg:y2="13.6cm">
          <text:p/>
        </draw:line>
        <draw:line draw:style-name="gr1" draw:text-style-name="P1" draw:layer="layout" svg:x1="11cm" svg:y1="11.7cm" svg:x2="11cm" svg:y2="10.8cm">
          <text:p/>
        </draw:line>
        <draw:line draw:style-name="gr1" draw:text-style-name="P1" draw:layer="layout" svg:x1="8.7cm" svg:y1="11.7cm" svg:x2="8.7cm" svg:y2="10.8cm">
          <text:p/>
        </draw:line>
        <draw:line draw:style-name="gr10" draw:text-style-name="P5" draw:layer="layout" svg:x1="22.126cm" svg:y1="11.415cm" svg:x2="21.999cm" svg:y2="11.847cm">
          <text:p/>
        </draw:line>
        <draw:line draw:style-name="gr10" draw:text-style-name="P5" draw:layer="layout" svg:x1="21.615cm" svg:y1="11.012cm" svg:x2="22cm" svg:y2="11.848cm">
          <text:p/>
        </draw:line>
        <draw:line draw:style-name="gr10" draw:text-style-name="P5" draw:layer="layout" svg:x1="20.976cm" svg:y1="11.003cm" svg:x2="20.704cm" svg:y2="11.882cm">
          <text:p/>
        </draw:line>
        <draw:line draw:style-name="gr10" draw:text-style-name="P5" draw:layer="layout" svg:x1="21.633cm" svg:y1="10.987cm" svg:x2="21.361cm" svg:y2="11.866cm">
          <text:p/>
        </draw:line>
        <draw:line draw:style-name="gr10" draw:text-style-name="P5" draw:layer="layout" svg:x1="20.959cm" svg:y1="11.01cm" svg:x2="21.344cm" svg:y2="11.846cm">
          <text:p/>
        </draw:line>
        <draw:line draw:style-name="gr10" draw:text-style-name="P5" draw:layer="layout" svg:x1="20.314cm" svg:y1="11.053cm" svg:x2="20.699cm" svg:y2="11.889cm">
          <text:p/>
        </draw:line>
        <draw:line draw:style-name="gr10" draw:text-style-name="P5" draw:layer="layout" svg:x1="20.325cm" svg:y1="11.094cm" svg:x2="20.198cm" svg:y2="11.526cm">
          <text:p/>
        </draw:line>
        <draw:line draw:style-name="gr1" draw:text-style-name="P1" draw:layer="layout" svg:x1="9.7cm" svg:y1="8.4cm" svg:x2="8.5cm" svg:y2="8.401cm">
          <text:p/>
        </draw:line>
        <draw:custom-shape draw:style-name="gr7" draw:text-style-name="P2" draw:layer="layout" svg:width="0.361cm" svg:height="0.433cm" svg:x="9.6cm" svg:y="8.2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4.5cm" svg:y1="13cm" svg:x2="24.484cm" svg:y2="12.278cm">
          <text:p/>
        </draw:line>
        <draw:line draw:style-name="gr5" draw:text-style-name="P4" draw:layer="layout" svg:x1="25.055cm" svg:y1="13.569cm" svg:x2="23.782cm" svg:y2="13.583cm">
          <text:p/>
        </draw:line>
        <draw:line draw:style-name="gr6" draw:text-style-name="P5" draw:layer="layout" svg:x1="24.476cm" svg:y1="12.977cm" svg:x2="24.485cm" svg:y2="13.584cm">
          <text:p/>
        </draw:line>
        <draw:line draw:style-name="gr6" draw:text-style-name="P5" draw:layer="layout" svg:x1="24.482cm" svg:y1="14.478cm" svg:x2="24.482cm" svg:y2="15.278cm">
          <text:p/>
        </draw:line>
        <draw:line draw:style-name="gr5" draw:text-style-name="P4" draw:layer="layout" svg:x1="25.064cm" svg:y1="14.409cm" svg:x2="23.791cm" svg:y2="14.423cm">
          <text:p/>
        </draw:line>
        <draw:custom-shape draw:style-name="gr7" draw:text-style-name="P2" draw:layer="layout" svg:width="0.361cm" svg:height="0.433cm" svg:x="24.3cm" svg:y="12.5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686cm" svg:height="2.168cm" svg:x="24cm" svg:y="13.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9.1cm" fo:page-height="24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20:25:09.580936137</meta:creation-date>
    <dc:date>2021-06-08T19:51:06.801338225</dc:date>
    <meta:editing-duration>PT6M11S</meta:editing-duration>
    <meta:editing-cycles>2</meta:editing-cycles>
    <meta:generator>LibreOffice/6.4.6.2$Linux_X86_64 LibreOffice_project/40$Build-2</meta:generator>
    <meta:document-statistic meta:object-count="118"/>
  </office:meta>
</office:document-meta>
</file>

<file path=Object 1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da94f" officeooo:paragraph-rsid="001da94f" style:font-size-asian="26pt" style:font-size-complex="26pt"/>
    </style:style>
    <style:style style:name="P2" style:family="paragraph" style:parent-style-name="Standard">
      <style:text-properties style:font-name="Ubuntu Mono" fo:font-size="26pt" officeooo:rsid="001da94f" officeooo:paragraph-rsid="001da94f" style:font-size-asian="26pt" style:font-size-complex="26pt"/>
    </style:style>
    <style:style style:name="P3" style:family="paragraph" style:parent-style-name="Standard">
      <style:text-properties style:font-name="Ubuntu Mono" fo:font-size="26pt" officeooo:rsid="00161f55" officeooo:paragraph-rsid="00161f55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+</text:p>
      <text:p text:style-name="P1"/>
      <text:p text:style-name="P3">-</text:p>
    </office:text>
  </office:body>
</office:document-content>
</file>

<file path=Object 1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0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2d8f6" officeooo:paragraph-rsid="0022d8f6" style:font-size-asian="26pt" style:font-size-complex="26pt"/>
    </style:style>
    <style:style style:name="T1" style:family="text">
      <style:text-properties officeooo:rsid="002588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<text:span text:style-name="T1">1</text:span></text:p>
    </office:text>
  </office:body>
</office:document-content>
</file>

<file path=Object 10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1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99f6f" officeooo:paragraph-rsid="00299f6f" style:font-size-asian="26pt" style:font-size-complex="26pt"/>
    </style:style>
    <style:style style:name="T1" style:family="text">
      <style:text-properties officeooo:rsid="002aaa49"/>
    </style:style>
    <style:style style:name="T2" style:family="text">
      <style:text-properties officeooo:rsid="002b1c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2">4</text:span></text:p>
    </office:text>
  </office:body>
</office:document-content>
</file>

<file path=Object 11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2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99f6f" officeooo:paragraph-rsid="00299f6f" style:font-size-asian="26pt" style:font-size-complex="26pt"/>
    </style:style>
    <style:style style:name="T1" style:family="text">
      <style:text-properties officeooo:rsid="002c1f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1">1</text:span></text:p>
    </office:text>
  </office:body>
</office:document-content>
</file>

<file path=Object 12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3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2d8f6" officeooo:paragraph-rsid="0022d8f6" style:font-size-asian="26pt" style:font-size-complex="26pt"/>
    </style:style>
    <style:style style:name="T1" style:family="text">
      <style:text-properties officeooo:rsid="00290231"/>
    </style:style>
    <style:style style:name="T2" style:family="text">
      <style:text-properties officeooo:rsid="002af4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<text:span text:style-name="T2">3</text:span></text:p>
    </office:text>
  </office:body>
</office:document-content>
</file>

<file path=Object 13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4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23f62" style:font-name="Ubuntu Mono" fo:font-size="22pt" officeooo:rsid="002ace35" officeooo:paragraph-rsid="002ace35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</text:p>
    </office:text>
  </office:body>
</office:document-content>
</file>

<file path=Object 14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5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23f62" style:font-name="Ubuntu Mono" fo:font-size="22pt" officeooo:rsid="002c6eab" officeooo:paragraph-rsid="002c6eab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mpout</text:p>
    </office:text>
  </office:body>
</office:document-content>
</file>

<file path=Object 15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6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23f62" style:font-name="Ubuntu Mono" fo:font-size="22pt" officeooo:rsid="002d9e0c" officeooo:paragraph-rsid="002d9e0c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</text:p>
    </office:text>
  </office:body>
</office:document-content>
</file>

<file path=Object 16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7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c1c0b" officeooo:paragraph-rsid="001c1c0b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nd</text:p>
    </office:text>
  </office:body>
</office:document-content>
</file>

<file path=Object 17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8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23f62" style:font-name="Ubuntu Mono" fo:font-size="22pt" officeooo:rsid="002d9e0c" officeooo:paragraph-rsid="002d9e0c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</text:p>
    </office:text>
  </office:body>
</office:document-content>
</file>

<file path=Object 18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9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23f62" style:font-name="Ubuntu Mono" fo:font-size="22pt" officeooo:rsid="002db3a4" officeooo:paragraph-rsid="002db3a4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n-in</text:p>
    </office:text>
  </office:body>
</office:document-content>
</file>

<file path=Object 19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5b068" officeooo:paragraph-rsid="0015b068" style:font-size-asian="26pt" style:font-size-complex="26pt"/>
    </style:style>
    <style:style style:name="T1" style:family="text">
      <style:text-properties officeooo:rsid="001c69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<text:span text:style-name="T1">i</text:span></text:p>
    </office:text>
  </office:body>
</office:document-content>
</file>

<file path=Object 2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0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23f62" style:font-name="Ubuntu Mono" fo:font-size="22pt" officeooo:rsid="002db3a4" officeooo:paragraph-rsid="002db3a4" style:font-size-asian="22pt" style:font-size-complex="22pt"/>
    </style:style>
    <style:style style:name="T1" style:family="text">
      <style:text-properties officeooo:rsid="002f19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v</text:span>-in</text:p>
    </office:text>
  </office:body>
</office:document-content>
</file>

<file path=Object 20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1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23f62" style:font-name="Ubuntu Mono" fo:font-size="22pt" officeooo:rsid="002db3a4" officeooo:paragraph-rsid="002db3a4" style:font-size-asian="22pt" style:font-size-complex="22pt"/>
    </style:style>
    <style:style style:name="T1" style:family="text">
      <style:text-properties officeooo:rsid="002f1931"/>
    </style:style>
    <style:style style:name="T2" style:family="text">
      <style:text-properties officeooo:rsid="003115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i</text:span>n</text:p>
    </office:text>
  </office:body>
</office:document-content>
</file>

<file path=Object 21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4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99f6f" officeooo:paragraph-rsid="00299f6f" style:font-size-asian="26pt" style:font-size-complex="26pt"/>
    </style:style>
    <style:style style:name="T1" style:family="text">
      <style:text-properties officeooo:rsid="002c1f6e"/>
    </style:style>
    <style:style style:name="T2" style:family="text">
      <style:text-properties officeooo:rsid="002dd043"/>
    </style:style>
    <style:style style:name="T3" style:family="text">
      <style:text-properties officeooo:rsid="003091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3">6</text:span></text:p>
    </office:text>
  </office:body>
</office:document-content>
</file>

<file path=Object 24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61f55" officeooo:paragraph-rsid="00161f55" style:font-size-asian="26pt" style:font-size-complex="26pt"/>
    </style:style>
    <style:style style:name="P2" style:family="paragraph" style:parent-style-name="Standard">
      <style:text-properties style:font-name="Ubuntu Mono" fo:font-size="26pt" officeooo:rsid="001da94f" officeooo:paragraph-rsid="001da94f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+</text:p>
      <text:p text:style-name="P2"/>
      <text:p text:style-name="P2"/>
      <text:p text:style-name="P2"/>
      <text:p text:style-name="P1">-</text:p>
    </office:text>
  </office:body>
</office:document-content>
</file>

<file path=Object 3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61f55" officeooo:paragraph-rsid="00161f55" style:font-size-asian="26pt" style:font-size-complex="26pt"/>
    </style:style>
    <style:style style:name="P2" style:family="paragraph" style:parent-style-name="Standard">
      <style:text-properties style:font-name="Ubuntu Mono" fo:font-size="26pt" officeooo:rsid="001da94f" officeooo:paragraph-rsid="001da94f" style:font-size-asian="26pt" style:font-size-complex="26pt"/>
    </style:style>
    <style:style style:name="P3" style:family="paragraph" style:parent-style-name="Standard">
      <style:text-properties style:font-name="Ubuntu Mono" fo:font-size="26pt" officeooo:rsid="001da94f" officeooo:paragraph-rsid="001da94f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+</text:p>
      <text:p text:style-name="P2"/>
      <text:p text:style-name="P2"/>
      <text:p text:style-name="P2"/>
      <text:p text:style-name="P1">-</text:p>
    </office:text>
  </office:body>
</office:document-content>
</file>

<file path=Object 4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5b068" officeooo:paragraph-rsid="0015b068" style:font-size-asian="26pt" style:font-size-complex="26pt"/>
    </style:style>
    <style:style style:name="T1" style:family="text">
      <style:text-properties officeooo:rsid="001c6978"/>
    </style:style>
    <style:style style:name="T2" style:family="text">
      <style:text-properties officeooo:rsid="001e7a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<text:span text:style-name="T2">o</text:span></text:p>
    </office:text>
  </office:body>
</office:document-content>
</file>

<file path=Object 5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2d8f6" officeooo:paragraph-rsid="0022d8f6" style:font-size-asian="26pt" style:font-size-complex="26pt"/>
    </style:style>
    <style:style style:name="T1" style:family="text">
      <style:text-properties officeooo:rsid="002902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<text:span text:style-name="T1">2</text:span></text:p>
    </office:text>
  </office:body>
</office:document-content>
</file>

<file path=Object 6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99f6f" officeooo:paragraph-rsid="00299f6f" style:font-size-asian="26pt" style:font-size-complex="26pt"/>
    </style:style>
    <style:style style:name="T1" style:family="text">
      <style:text-properties officeooo:rsid="002bd5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1">2</text:span></text:p>
    </office:text>
  </office:body>
</office:document-content>
</file>

<file path=Object 7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99f6f" officeooo:paragraph-rsid="00299f6f" style:font-size-asian="26pt" style:font-size-complex="26pt"/>
    </style:style>
    <style:style style:name="T1" style:family="text">
      <style:text-properties officeooo:rsid="0027ad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5</text:p>
    </office:text>
  </office:body>
</office:document-content>
</file>

<file path=Object 8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9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99f6f" officeooo:paragraph-rsid="00299f6f" style:font-size-asian="26pt" style:font-size-complex="26pt"/>
    </style:style>
    <style:style style:name="T1" style:family="text">
      <style:text-properties officeooo:rsid="002aaa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1">3</text:span></text:p>
    </office:text>
  </office:body>
</office:document-content>
</file>

<file path=Object 9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